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812e" officeooo:paragraph-rsid="0014812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812e" officeooo:paragraph-rsid="0014812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812e" officeooo:paragraph-rsid="001a1f8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a3e8" officeooo:paragraph-rsid="0018a3e8" style:font-size-asian="12pt" style:font-size-complex="12pt"/>
    </style:style>
    <style:style style:name="P5" style:family="paragraph" style:parent-style-name="Standard">
      <style:text-properties fo:font-size="12pt" officeooo:rsid="0014812e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4812e" officeooo:paragraph-rsid="0014812e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4812e" officeooo:paragraph-rsid="00174dff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officeooo:rsid="0014812e" officeooo:paragraph-rsid="0014812e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officeooo:rsid="0014812e" officeooo:paragraph-rsid="00174dff" style:font-size-asian="12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officeooo:rsid="0014812e" officeooo:paragraph-rsid="001a1f8d" style:font-size-asian="12pt" style:font-size-complex="12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officeooo:rsid="0014812e" officeooo:paragraph-rsid="0014812e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officeooo:rsid="0014d782" officeooo:paragraph-rsid="0014d782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officeooo:rsid="0014d782" officeooo:paragraph-rsid="00174dff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officeooo:rsid="001a1f8d" officeooo:paragraph-rsid="001a1f8d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4812e"/>
    </style:style>
    <style:style style:name="T1" style:family="text">
      <style:text-properties officeooo:rsid="0014812e"/>
    </style:style>
    <style:style style:name="T2" style:family="text">
      <style:text-properties officeooo:rsid="0014d782"/>
    </style:style>
    <style:style style:name="T3" style:family="text">
      <style:text-properties officeooo:rsid="0015514f"/>
    </style:style>
    <style:style style:name="T4" style:family="text">
      <style:text-properties officeooo:rsid="00174dff"/>
    </style:style>
    <style:style style:name="T5" style:family="text">
      <style:text-properties officeooo:rsid="001bb27c"/>
    </style:style>
    <style:style style:name="T6" style:family="text">
      <style:text-properties officeooo:rsid="001da1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ames Weather SQS/SNS</text:p>
      <text:p text:style-name="P1"/>
      <text:p text:style-name="P2">SNS <text:span text:style-name="T3">Topics</text:span></text:p>
      <text:list xml:id="list8417323085532104523" text:style-name="L1">
        <text:list-item>
          <text:p text:style-name="P6"><text:a xlink:type="simple" xlink:href="https://ap-southeast-2.console.aws.amazon.com/sns/v2/home?region=ap-southeast-2#/topics/arn:aws:sns:ap-southeast-2:979317741916:weather_realtime_odimh5_prep" text:style-name="Internet_20_link" text:visited-style-name="Visited_20_Internet_20_Link">weather_realtime_odimh5_prep</text:a></text:p>
          <text:list>
            <text:list-item>
              <text:p text:style-name="P6">Messaging <text:span text:style-name="T3">topic</text:span> for realtime odimh5 volumes <text:span text:style-name="T4">from prep</text:span></text:p>
            </text:list-item>
          </text:list>
        </text:list-item>
        <text:list-item>
          <text:p text:style-name="P15"><text:a xlink:type="simple" xlink:href="https://ap-southeast-2.console.aws.amazon.com/sns/v2/home?region=ap-southeast-2#/topics/arn:aws:sns:ap-southeast-2:979317741916:weather_realtime_odimh5_process" text:style-name="Internet_20_link" text:visited-style-name="Visited_20_Internet_20_Link">weather_realtime_odimh5_process</text:a></text:p>
          <text:list>
            <text:list-item>
              <text:p text:style-name="P7">Messaging <text:span text:style-name="T3">topic</text:span> for realtime odimh5 volumes <text:span text:style-name="T4">from process</text:span></text:p>
            </text:list-item>
          </text:list>
        </text:list-item>
      </text:list>
      <text:p text:style-name="P5"/>
      <text:p text:style-name="P2">SQS Services</text:p>
      <text:list xml:id="list126060967786164359" text:style-name="L2">
        <text:list-item>
          <text:p text:style-name="P8">joshuasoderholm_weather_realtime_odimh5_<text:span text:style-name="T4">prep</text:span></text:p>
          <text:list>
            <text:list-item>
              <text:p text:style-name="P12">Queue for <text:span text:style-name="T1">weather_realtime_odimh5_prep topic</text:span></text:p>
            </text:list-item>
          </text:list>
        </text:list-item>
        <text:list-item>
          <text:p text:style-name="P9">joshuasoderholm_weather_realtime_odimh5_<text:span text:style-name="T4">process</text:span></text:p>
          <text:list>
            <text:list-item>
              <text:p text:style-name="P13">Queue for <text:span text:style-name="T1">weather_realtime_odimh5_process topic</text:span></text:p>
              <text:p text:style-name="P12"/>
            </text:list-item>
          </text:list>
        </text:list-item>
      </text:list>
      <text:p text:style-name="P3">Note</text:p>
      <text:list xml:id="list894372872174061830" text:style-name="L3">
        <text:list-item>
          <text:p text:style-name="P10">SQS services must be named joshuasoderholm_*</text:p>
        </text:list-item>
        <text:list-item>
          <text:p text:style-name="P14">SQS configured for a 2hr retention and a 30 second visibility after queue receive request</text:p>
        </text:list-item>
      </text:list>
      <text:p text:style-name="P2"/>
      <text:p text:style-name="P2">Set up</text:p>
      <text:list xml:id="list6512447037030489461" text:style-name="L4">
        <text:list-item>
          <text:p text:style-name="P11">Create SNS and SQS services in web browser</text:p>
        </text:list-item>
        <text:list-item>
          <text:p text:style-name="P11">Subscribe SQS to SNS</text:p>
        </text:list-item>
      </text:list>
      <text:p text:style-name="P2"/>
      <text:p text:style-name="P4">Message contents:</text:p>
      <text:p text:style-name="P4"><text:tab/><text:span text:style-name="T6">h5 full file name on s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31:43.890746453</meta:creation-date>
    <dc:date>2017-04-07T15:11:05.891432478</dc:date>
    <meta:editing-duration>PT2H1M26S</meta:editing-duration>
    <meta:editing-cycles>7</meta:editing-cycles>
    <meta:generator>LibreOffice/5.1.6.2.0$Linux_X86_64 LibreOffice_project/10$Build-2</meta:generator>
    <meta:document-statistic meta:table-count="0" meta:image-count="0" meta:object-count="0" meta:page-count="1" meta:paragraph-count="20" meta:word-count="92" meta:character-count="655" meta:non-whitespace-character-count="594"/>
  </office:meta>
</office:document-meta>
</file>